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cm" fo:margin-right="0cm" fo:margin-top="0.402cm" fo:margin-bottom="0.402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1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Noto Sans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.402cm" fo:margin-bottom="0.402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1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Noto Sans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DejaVu Math TeX Gyre" fo:font-size="14pt" style:font-size-asian="14pt" style:font-size-complex="14pt"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DejaVu Math TeX Gyre" fo:font-size="14pt" style:font-size-asian="14pt" style:font-size-complex="14pt"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DejaVu Sans" fo:font-size="14pt" style:font-size-asian="14pt" style:font-size-complex="14pt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DejaVu Sans" fo:font-size="14pt" style:font-size-asian="14pt" style:font-size-complex="14pt" fo:hyphenate="false" loext:hyphenation-no-caps="false" loext:hyphenation-no-last-word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 loext:hyphenation-no-caps="false" loext:hyphenation-no-last-word="false"/>
    </style:style>
    <style:style style:name="P10" style:family="paragraph">
      <loext:graphic-properties draw:fill="gradient" draw:fill-color="#3465a4" draw:fill-gradient-name="Blue_20_Touch" draw:gradient-step-count="0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" fo:font-size="14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Noto Sans Devanagari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DejaVu Math TeX Gyre" fo:font-size="14pt" style:font-size-asian="14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gr1" style:family="graphic">
      <style:graphic-properties draw:stroke="solid" svg:stroke-color="#000000" draw:fill="none" draw:fill-color="#ffffff" draw:textarea-vertical-align="middle" fo:min-height="3.6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3.6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none" draw:fill-color="#ffffff" draw:textarea-vertical-align="middle" fo:min-height="3.6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vertical-align="middle" fo:min-height="3.67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color="#666666" draw:fill="solid" draw:fill-color="#729fcf" draw:textarea-vertical-align="middle" fo:min-height="1.2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color="#666666" draw:fill="solid" draw:fill-color="#729fcf" draw:textarea-vertical-align="middle" fo:min-height="1.2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color="#666666" draw:fill="solid" draw:fill-color="#729fcf" draw:textarea-vertical-align="middle" fo:min-height="1.2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color="#666666" draw:fill="solid" draw:fill-color="#729fcf" draw:textarea-vertical-align="middle" fo:min-height="1.2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color="#666666" draw:fill="solid" draw:fill-color="#729fcf" draw:textarea-vertical-align="middle" fo:min-height="1.21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draw:textarea-vertical-align="middle" fo:min-height="1.6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color="#000000" draw:fill="none" draw:fill-color="#ffffff" draw:textarea-vertical-align="middle" fo:min-height="1.958cm" loext:decorative="fals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color="#000000" svg:stroke-opacity="100%" draw:fill="gradient" draw:fill-color="#3465a4" draw:fill-gradient-name="Blue_20_Touch" draw:gradient-step-count="0" fo:min-height="29.60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oldura de texto 2" draw:style-name="gr11" draw:text-style-name="P9" svg:width="3.282cm" svg:height="1.959cm" svg:x="0.284cm" svg:y="-0.173cm"><draw:text-box><text:p text:style-name="P5">LOGO</text:p></draw:text-box></draw:frame><draw:frame text:anchor-type="paragraph" draw:z-index="0" draw:name="Moldura de texto 1" draw:style-name="gr12" draw:text-style-name="P10" svg:width="20.982cm" svg:height="29.608cm" svg:x="-2.826cm" svg:y="-0.908cm"><draw:text-box><text:p/></draw:text-box></draw:frame><draw:frame text:anchor-type="paragraph" draw:z-index="2" draw:name="Moldura de texto 3" draw:style-name="gr10" draw:text-style-name="P8" svg:width="13.23cm" svg:height="1.615cm" svg:x="3.829cm" svg:y="-0.041cm"><draw:text-box><text:p text:style-name="P7"><text:span text:style-name="T3">BE WELCOME TO IMPTEL</text:span></text:p></draw:text-box></draw:frame><draw:frame text:anchor-type="paragraph" draw:z-index="3" draw:name="Moldura de texto 4" draw:style-name="gr9" draw:text-style-name="P6" svg:width="2.408cm" svg:height="1.218cm" svg:x="-0.272cm" svg:y="4.113cm"><draw:text-box><text:p text:style-name="P5">HOME</text:p></draw:text-box></draw:frame><draw:frame text:anchor-type="paragraph" draw:z-index="4" draw:name="Moldura de texto 5" draw:style-name="gr8" draw:text-style-name="P6" svg:width="3.149cm" svg:height="1.218cm" svg:x="3.39cm" svg:y="4.166cm"><draw:text-box><text:p text:style-name="P5">MY ACCOUNT</text:p></draw:text-box></draw:frame><draw:frame text:anchor-type="paragraph" draw:z-index="5" draw:name="Moldura de texto 6" draw:style-name="gr7" draw:text-style-name="P6" svg:width="2.408cm" svg:height="1.218cm" svg:x="7.639cm" svg:y="4.14cm"><draw:text-box><text:p text:style-name="P5">ABOUT <text:s/>US</text:p></draw:text-box></draw:frame><draw:frame text:anchor-type="paragraph" draw:z-index="6" draw:name="Moldura de texto 7" draw:style-name="gr6" draw:text-style-name="P6" svg:width="2.408cm" svg:height="1.218cm" svg:x="11.206cm" svg:y="4.166cm"><draw:text-box><text:p text:style-name="P5">NEWS</text:p></draw:text-box></draw:frame><draw:frame text:anchor-type="paragraph" draw:z-index="7" draw:name="Moldura de texto 8" draw:style-name="gr5" draw:text-style-name="P6" svg:width="3.387cm" svg:height="1.218cm" svg:x="14.614cm" svg:y="4.14cm"><draw:text-box><text:p text:style-name="P5">CONTACT US</text:p></draw:text-box></draw:frame><draw:frame text:anchor-type="paragraph" draw:z-index="8" draw:name="Moldura de texto 9" draw:style-name="gr4" draw:text-style-name="P4" svg:width="15.452cm" svg:height="3.678cm" svg:x="0.866cm" svg:y="7.214cm"><draw:text-box><text:p text:style-name="P3"><text:span text:style-name="T2">A LITTLE HISTORY ABOUT IMPTEL</text:span></text:p></draw:text-box></draw:frame><draw:frame text:anchor-type="paragraph" draw:z-index="9" draw:name="Moldura de texto 10" draw:style-name="gr3" draw:text-style-name="P4" svg:width="15.452cm" svg:height="3.678cm" svg:x="0.866cm" svg:y="12.347cm"><draw:text-box><text:p text:style-name="P3"><text:span text:style-name="T2">COURSES</text:span></text:p></draw:text-box></draw:frame><draw:frame text:anchor-type="paragraph" draw:z-index="10" draw:name="Moldura de texto 11" draw:style-name="gr2" draw:text-style-name="P4" svg:width="15.452cm" svg:height="3.678cm" svg:x="0.84cm" svg:y="17.11cm"><draw:text-box><text:p text:style-name="P3"><text:span text:style-name="T2">OUR FRAMES</text:span></text:p></draw:text-box></draw:frame><draw:frame text:anchor-type="paragraph" draw:z-index="11" draw:name="Moldura de texto 12" draw:style-name="gr1" draw:text-style-name="P2" svg:width="15.452cm" svg:height="3.678cm" svg:x="0.945cm" svg:y="21.846cm"><draw:text-box><text:p text:style-name="P1"><text:span text:style-name="T1">LOCALIZATION</text:span></text:p><text:p text:style-name="P1"><text:span text:style-name="T1">ANOTHER INFORMATIONS...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6:29:28.094270004</meta:creation-date>
    <dc:date>2024-10-22T17:06:46.277275844</dc:date>
    <meta:editing-duration>PT15M37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